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fo:font-weight="bold" style:font-weight-asian="bold" style:font-weight-complex="bold"/>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fo:font-style="italic" style:font-style-asian="italic" style:font-style-complex="italic"/>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fo:font-weight="bold" style:font-weight-asian="bold" style:font-weight-complex="bold"/>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P128"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29" style:parent-style-name="Policepardéfaut" style:family="text">
      <style:text-properties style:font-name="Arial" style:font-name-complex="Arial" fo:font-weight="bold" style:font-weight-asian="bold" style:font-weight-complex="bold"/>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fo:font-weight="bold" style:font-weight-asian="bold" style:font-weight-complex="bold"/>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fo:font-weight="bold" style:font-weight-asian="bold" style:font-weight-complex="bold"/>
    </style:style>
    <style:style style:name="T143" style:parent-style-name="Policepardéfaut" style:family="text">
      <style:text-properties style:font-name="Arial" style:font-name-complex="Arial" fo:font-weight="bold" style:font-weight-asian="bold" style:font-weight-complex="bold"/>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fo:font-weight="bold" style:font-weight-asian="bold" style:font-weight-complex="bold"/>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fo:font-weight="bold" style:font-weight-asian="bold" style:font-weight-complex="bold"/>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fo:font-weight="bold" style:font-weight-asian="bold" style:font-weight-complex="bold"/>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fo:font-weight="bold" style:font-weight-asian="bold" style:font-weight-complex="bold"/>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fo:font-weight="bold" style:font-weight-asian="bold" style:font-weight-complex="bold"/>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fo:font-weight="bold" style:font-weight-asian="bold" style:font-weight-complex="bold"/>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fo:font-weight="bold" style:font-weight-asian="bold" style:font-weight-complex="bold"/>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fo:font-weight="bold" style:font-weight-asian="bold" style:font-weight-complex="bold"/>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fo:font-weight="bold" style:font-weight-asian="bold" style:font-weight-complex="bold"/>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fo:font-weight="bold" style:font-weight-asian="bold" style:font-weight-complex="bold"/>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style:style>
    <style:style style:name="P179" style:parent-style-name="Normal" style:family="paragraph">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fo:font-weight="bold" style:font-weight-asian="bold" style:font-weight-complex="bold"/>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fo:font-weight="bold" style:font-weight-asian="bold" style:font-weight-complex="bold"/>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fo:font-weight="bold" style:font-weight-asian="bold" style:font-weight-complex="bold"/>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style:style>
    <style:style style:name="P190" style:parent-style-name="Normal" style:family="paragraph">
      <style:text-properties style:font-name="Arial" style:font-name-complex="Arial"/>
    </style:style>
    <style:style style:name="T191" style:parent-style-name="Policepardéfaut" style:family="text">
      <style:text-properties style:font-name="Arial" style:font-name-complex="Arial"/>
    </style:style>
    <style:style style:name="T192" style:parent-style-name="Policepardéfaut" style:family="text">
      <style:text-properties style:font-name="Arial" style:font-name-complex="Arial" fo:font-weight="bold" style:font-weight-asian="bold" style:font-weight-complex="bold"/>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fo:font-weight="bold" style:font-weight-asian="bold" style:font-weight-complex="bold"/>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fo:font-weight="bold" style:font-weight-asian="bold" style:font-weight-complex="bold"/>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fo:font-weight="bold" style:font-weight-asian="bold" style:font-weight-complex="bold"/>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fo:font-weight="bold" style:font-weight-asian="bold" style:font-weight-complex="bold"/>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fo:font-weight="bold" style:font-weight-asian="bold" style:font-weight-complex="bold"/>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fo:font-weight="bold" style:font-weight-asian="bold" style:font-weight-complex="bold"/>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fo:font-weight="bold" style:font-weight-asian="bold" style:font-weight-complex="bold"/>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fo:font-weight="bold" style:font-weight-asian="bold" style:font-weight-complex="bold"/>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fo:font-weight="bold" style:font-weight-asian="bold" style:font-weight-complex="bold"/>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fo:font-weight="bold" style:font-weight-asian="bold" style:font-weight-complex="bold"/>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fo:font-weight="bold" style:font-weight-asian="bold" style:font-weight-complex="bold"/>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fo:font-weight="bold" style:font-weight-asian="bold" style:font-weight-complex="bold"/>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fo:font-weight="bold" style:font-weight-asian="bold" style:font-weight-complex="bold"/>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fo:font-weight="bold" style:font-weight-asian="bold" style:font-weight-complex="bold"/>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fo:font-weight="bold" style:font-weight-asian="bold" style:font-weight-complex="bold"/>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fo:font-weight="bold" style:font-weight-asian="bold" style:font-weight-complex="bold"/>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fo:font-weight="bold" style:font-weight-asian="bold" style:font-weight-complex="bold"/>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fo:font-weight="bold" style:font-weight-asian="bold" style:font-weight-complex="bold"/>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fo:font-weight="bold" style:font-weight-asian="bold" style:font-weight-complex="bold"/>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style:style>
    <style:style style:name="T259" style:parent-style-name="Policepardéfaut" style:family="text">
      <style:text-properties style:font-name="Arial" style:font-name-complex="Arial" fo:font-weight="bold" style:font-weight-asian="bold" style:font-weight-complex="bold"/>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fo:font-weight="bold" style:font-weight-asian="bold" style:font-weight-complex="bold"/>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fo:font-weight="bold" style:font-weight-asian="bold" style:font-weight-complex="bold"/>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style:style>
    <style:style style:name="T269" style:parent-style-name="Policepardéfaut" style:family="text">
      <style:text-properties style:font-name="Arial" style:font-name-complex="Arial" fo:font-weight="bold" style:font-weight-asian="bold" style:font-weight-complex="bold"/>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fo:font-weight="bold" style:font-weight-asian="bold" style:font-weight-complex="bold"/>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style:style>
    <style:style style:name="T276" style:parent-style-name="Policepardéfaut" style:family="text">
      <style:text-properties style:font-name="Arial" style:font-name-complex="Arial" fo:font-weight="bold" style:font-weight-asian="bold" style:font-weight-complex="bold"/>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fo:font-weight="bold" style:font-weight-asian="bold" style:font-weight-complex="bold"/>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style:style>
    <style:style style:name="P282" style:parent-style-name="Normal" style:list-style-name="LFO2" style:family="paragraph">
      <style:text-properties style:font-name="Arial" style:font-name-complex="Arial"/>
    </style:style>
    <style:style style:name="P283" style:parent-style-name="Normal" style:list-style-name="LFO2" style:family="paragraph">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P294" style:parent-style-name="Normal" style:family="paragraph">
      <style:paragraph-properties fo:break-before="page"/>
      <style:text-properties style:font-name="Arial" style:font-name-complex="Arial" fo:font-weight="bold" style:font-weight-asian="bold" style:font-weight-complex="bold" fo:hyphenate="true"/>
    </style:style>
    <style:style style:name="P2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fo:font-weight="bold" style:font-weight-asian="bold" style:font-weight-complex="bold"/>
    </style:style>
    <style:style style:name="T307" style:parent-style-name="Policepardéfaut" style:family="text">
      <style:text-properties style:font-name="Arial" style:font-name-complex="Arial"/>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fo:font-weight="bold" style:font-weight-asian="bold" style:font-weight-complex="bold"/>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fo:font-weight="bold" style:font-weight-asian="bold" style:font-weight-complex="bold"/>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fo:font-weight="bold" style:font-weight-asian="bold" style:font-weight-complex="bold"/>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fo:font-weight="bold" style:font-weight-asian="bold" style:font-weight-complex="bold"/>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fo:font-weight="bold" style:font-weight-asian="bold" style:font-weight-complex="bold"/>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P325" style:parent-style-name="Normal" style:list-style-name="LFO3" style:family="paragraph">
      <style:text-properties style:font-name="Arial" style:font-name-complex="Arial"/>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fo:font-weight="bold" style:font-weight-asian="bold" style:font-weight-complex="bold"/>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fo:font-weight="bold" style:font-weight-asian="bold" style:font-weight-complex="bold"/>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fo:font-weight="bold" style:font-weight-asian="bold" style:font-weight-complex="bold"/>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fo:font-weight="bold" style:font-weight-asian="bold" style:font-weight-complex="bold"/>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fo:font-weight="bold" style:font-weight-asian="bold" style:font-weight-complex="bold"/>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fo:font-weight="bold" style:font-weight-asian="bold" style:font-weight-complex="bold"/>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fo:font-weight="bold" style:font-weight-asian="bold" style:font-weight-complex="bold"/>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fo:font-weight="bold" style:font-weight-asian="bold" style:font-weight-complex="bold"/>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fo:font-weight="bold" style:font-weight-asian="bold" style:font-weight-complex="bold"/>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style:style>
    <style:style style:name="P357" style:parent-style-name="Normal" style:list-style-name="LFO4" style:family="paragraph">
      <style:text-properties style:font-name="Arial" style:font-name-complex="Arial"/>
    </style:style>
    <style:style style:name="P358" style:parent-style-name="Normal" style:list-style-name="LFO4" style:family="paragraph">
      <style:text-properties style:font-name="Arial" style:font-name-complex="Arial"/>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fo:font-weight="bold" style:font-weight-asian="bold" style:font-weight-complex="bold"/>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fo:font-weight="bold" style:font-weight-asian="bold" style:font-weight-complex="bold"/>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fo:font-weight="bold" style:font-weight-asian="bold" style:font-weight-complex="bold"/>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P370" style:parent-style-name="Normal" style:list-style-name="LFO4" style:family="paragraph">
      <style:text-properties style:font-name="Arial" style:font-name-complex="Arial"/>
    </style:style>
    <style:style style:name="P371" style:parent-style-name="Normal" style:list-style-name="LFO4" style:family="paragraph">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fo:font-weight="bold" style:font-weight-asian="bold" style:font-weight-complex="bold"/>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fo:font-weight="bold" style:font-weight-asian="bold" style:font-weight-complex="bold"/>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fo:font-weight="bold" style:font-weight-asian="bold" style:font-weight-complex="bold"/>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fo:font-weight="bold" style:font-weight-asian="bold" style:font-weight-complex="bold"/>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fo:font-weight="bold" style:font-weight-asian="bold" style:font-weight-complex="bold"/>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P392" style:parent-style-name="Normal" style:family="paragraph">
      <style:paragraph-properties fo:break-before="page"/>
      <style:text-properties style:font-name="Arial" style:font-name-complex="Arial" fo:font-weight="bold" style:font-weight-asian="bold" style:font-weight-complex="bold" fo:hyphenate="true"/>
    </style:style>
    <style:style style:name="P39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fo:font-weight="bold" style:font-weight-asian="bold" style:font-weight-complex="bold"/>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fo:font-weight="bold" style:font-weight-asian="bold" style:font-weight-complex="bold"/>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fo:font-weight="bold" style:font-weight-asian="bold" style:font-weight-complex="bold"/>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fo:font-weight="bold" style:font-weight-asian="bold" style:font-weight-complex="bold"/>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fo:font-weight="bold" style:font-weight-asian="bold" style:font-weight-complex="bold"/>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fo:font-weight="bold" style:font-weight-asian="bold" style:font-weight-complex="bold"/>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fo:font-weight="bold" style:font-weight-asian="bold" style:font-weight-complex="bold"/>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fo:font-weight="bold" style:font-weight-asian="bold" style:font-weight-complex="bold"/>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fo:font-weight="bold" style:font-weight-asian="bold" style:font-weight-complex="bold"/>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fo:font-weight="bold" style:font-weight-asian="bold" style:font-weight-complex="bold"/>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fo:font-weight="bold" style:font-weight-asian="bold" style:font-weight-complex="bold"/>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fo:font-weight="bold" style:font-weight-asian="bold" style:font-weight-complex="bold"/>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style:style>
    <style:style style:name="P455" style:parent-style-name="Normal" style:family="paragraph">
      <style:paragraph-properties fo:break-before="page"/>
      <style:text-properties style:font-name="Arial" style:font-name-complex="Arial" fo:hyphenate="true"/>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fo:font-weight="bold" style:font-weight-asian="bold" style:font-weight-complex="bold"/>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fo:font-weight="bold" style:font-weight-asian="bold" style:font-weight-complex="bold"/>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fo:font-weight="bold" style:font-weight-asian="bold" style:font-weight-complex="bold"/>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style:style>
    <style:style style:name="P466"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6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68" style:parent-style-name="Policepardéfaut" style:family="text">
      <style:text-properties style:font-name="Arial" style:font-name-complex="Arial" fo:font-weight="bold" style:font-weight-asian="bold" style:font-weight-complex="bold"/>
    </style:style>
    <style:style style:name="T469" style:parent-style-name="Policepardéfaut" style:family="text">
      <style:text-properties style:font-name="Arial" style:font-name-complex="Arial"/>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fo:font-weight="bold" style:font-weight-asian="bold" style:font-weight-complex="bold"/>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fo:font-weight="bold" style:font-weight-asian="bold" style:font-weight-complex="bold"/>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fo:font-weight="bold" style:font-weight-asian="bold" style:font-weight-complex="bold"/>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fo:font-weight="bold" style:font-weight-asian="bold" style:font-weight-complex="bold"/>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style:style>
    <style:style style:name="T484" style:parent-style-name="Policepardéfaut" style:family="text">
      <style:text-properties style:font-name="Arial" style:font-name-complex="Arial" fo:font-weight="bold" style:font-weight-asian="bold" style:font-weight-complex="bold"/>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fo:font-weight="bold" style:font-weight-asian="bold" style:font-weight-complex="bold"/>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fo:font-weight="bold" style:font-weight-asian="bold" style:font-weight-complex="bold"/>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fo:font-weight="bold" style:font-weight-asian="bold" style:font-weight-complex="bold"/>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style:style>
    <style:style style:name="P497" style:parent-style-name="Normal" style:family="paragraph">
      <style:paragraph-properties fo:break-before="page"/>
      <style:text-properties style:font-name="Arial" style:font-name-complex="Arial" fo:font-weight="bold" style:font-weight-asian="bold" style:font-weight-complex="bold" fo:hyphenate="true"/>
    </style:style>
    <style:style style:name="P49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99" style:parent-style-name="Policepardéfaut" style:family="text">
      <style:text-properties style:font-name="Arial" style:font-name-complex="Arial" fo:font-weight="bold" style:font-weight-asian="bold" style:font-weight-complex="bold"/>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fo:font-weight="bold" style:font-weight-asian="bold" style:font-weight-complex="bold"/>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fo:font-weight="bold" style:font-weight-asian="bold" style:font-weight-complex="bold"/>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fo:font-weight="bold" style:font-weight-asian="bold" style:font-weight-complex="bold"/>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fo:font-weight="bold" style:font-weight-asian="bold" style:font-weight-complex="bold"/>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fo:font-weight="bold" style:font-weight-asian="bold" style:font-weight-complex="bold"/>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fo:font-weight="bold" style:font-weight-asian="bold" style:font-weight-complex="bold"/>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fo:font-weight="bold" style:font-weight-asian="bold" style:font-weight-complex="bold"/>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fo:font-weight="bold" style:font-weight-asian="bold" style:font-weight-complex="bold"/>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fo:font-weight="bold" style:font-weight-asian="bold" style:font-weight-complex="bold"/>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fo:font-weight="bold" style:font-weight-asian="bold" style:font-weight-complex="bold"/>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fo:font-weight="bold" style:font-weight-asian="bold" style:font-weight-complex="bold"/>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style:style>
    <style:style style:name="P538" style:parent-style-name="Normal" style:family="paragraph">
      <style:paragraph-properties fo:break-before="page"/>
      <style:text-properties style:font-name="Arial" style:font-name-complex="Arial" fo:font-weight="bold" style:font-weight-asian="bold" style:font-weight-complex="bold" fo:hyphenate="true"/>
    </style:style>
    <style:style style:name="P53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40" style:parent-style-name="Policepardéfaut" style:family="text">
      <style:text-properties style:font-name="Arial" style:font-name-complex="Arial" fo:font-weight="bold" style:font-weight-asian="bold" style:font-weight-complex="bold"/>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fo:font-weight="bold" style:font-weight-asian="bold" style:font-weight-complex="bold"/>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fo:font-weight="bold" style:font-weight-asian="bold" style:font-weight-complex="bold"/>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style:style>
    <style:style style:name="P549" style:parent-style-name="Normal" style:list-style-name="LFO5" style:family="paragraph">
      <style:text-properties style:font-name="Arial" style:font-name-complex="Arial"/>
    </style:style>
    <style:style style:name="P550" style:parent-style-name="Normal" style:list-style-name="LFO5" style:family="paragraph">
      <style:text-properties style:font-name="Arial" style:font-name-complex="Arial"/>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fo:font-weight="bold" style:font-weight-asian="bold" style:font-weight-complex="bold"/>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fo:font-weight="bold" style:font-weight-asian="bold" style:font-weight-complex="bold"/>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fo:font-weight="bold" style:font-weight-asian="bold" style:font-weight-complex="bold"/>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fo:font-weight="bold" style:font-weight-asian="bold" style:font-weight-complex="bold"/>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fo:font-weight="bold" style:font-weight-asian="bold" style:font-weight-complex="bold"/>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style:style>
    <style:style style:name="T569" style:parent-style-name="Policepardéfaut" style:family="text">
      <style:text-properties style:font-name="Arial" style:font-name-complex="Arial" fo:font-weight="bold" style:font-weight-asian="bold" style:font-weight-complex="bold"/>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style:style>
    <style:style style:name="P573" style:parent-style-name="Normal" style:family="paragraph">
      <style:paragraph-properties fo:break-before="page"/>
      <style:text-properties style:font-name="Arial" style:font-name-complex="Arial" fo:font-weight="bold" style:font-weight-asian="bold" style:font-weight-complex="bold" fo:hyphenate="true"/>
    </style:style>
    <style:style style:name="P57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75" style:parent-style-name="Policepardéfaut" style:family="text">
      <style:text-properties style:font-name="Arial" style:font-name-complex="Arial" fo:font-weight="bold" style:font-weight-asian="bold" style:font-weight-complex="bold"/>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fo:font-weight="bold" style:font-weight-asian="bold" style:font-weight-complex="bold"/>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fo:font-weight="bold" style:font-weight-asian="bold" style:font-weight-complex="bold"/>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P585" style:parent-style-name="Normal" style:family="paragraph">
      <style:text-properties fo:hyphenate="true"/>
    </style:style>
    <style:style style:name="T586" style:parent-style-name="Policepardéfaut" style:family="text">
      <style:text-properties style:font-name="Arial" style:font-name-complex="Arial" fo:font-weight="bold" style:font-weight-asian="bold" style:font-weight-complex="bold"/>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fo:font-weight="bold" style:font-weight-asian="bold" style:font-weight-complex="bold"/>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fo:font-weight="bold" style:font-weight-asian="bold" style:font-weight-complex="bold"/>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fo:font-weight="bold" style:font-weight-asian="bold" style:font-weight-complex="bold"/>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style:style>
    <style:style style:name="P615" style:parent-style-name="Normal" style:family="paragraph">
      <style:paragraph-properties fo:break-before="page"/>
      <style:text-properties style:font-name="Arial" style:font-name-complex="Arial" fo:font-weight="bold" style:font-weight-asian="bold" style:font-weight-complex="bold" fo:hyphenate="true"/>
    </style:style>
    <style:style style:name="P61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style:style>
    <style:style style:name="T626" style:parent-style-name="Policepardéfaut" style:family="text">
      <style:text-properties style:font-name="Arial" style:font-name-complex="Arial"/>
    </style:style>
    <style:style style:name="T627" style:parent-style-name="Policepardéfaut" style:family="text">
      <style:text-properties style:font-name="Arial" style:font-name-complex="Arial" fo:font-weight="bold" style:font-weight-asian="bold" style:font-weight-complex="bold"/>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fo:font-weight="bold" style:font-weight-asian="bold" style:font-weight-complex="bold"/>
    </style:style>
    <style:style style:name="T632" style:parent-style-name="Policepardéfaut" style:family="text">
      <style:text-properties style:font-name="Arial" style:font-name-complex="Arial"/>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fo:font-weight="bold" style:font-weight-asian="bold" style:font-weight-complex="bold"/>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style:style>
    <style:style style:name="T639" style:parent-style-name="Policepardéfaut" style:family="text">
      <style:text-properties style:font-name="Arial" style:font-name-complex="Arial" fo:font-weight="bold" style:font-weight-asian="bold" style:font-weight-complex="bold"/>
    </style:style>
    <style:style style:name="T640" style:parent-style-name="Policepardéfaut" style:family="text">
      <style:text-properties style:font-name="Arial" style:font-name-complex="Arial" fo:font-weight="bold" style:font-weight-asian="bold" style:font-weight-complex="bold"/>
    </style:style>
    <style:style style:name="T641" style:parent-style-name="Policepardéfaut" style:family="text">
      <style:text-properties style:font-name="Arial" style:font-name-complex="Arial"/>
    </style:style>
    <style:style style:name="T642" style:parent-style-name="Policepardéfaut" style:family="text">
      <style:text-properties style:font-name="Arial" style:font-name-complex="Arial" fo:font-weight="bold" style:font-weight-asian="bold" style:font-weight-complex="bold"/>
    </style:style>
    <style:style style:name="T643" style:parent-style-name="Policepardéfaut" style:family="text">
      <style:text-properties style:font-name="Arial" style:font-name-complex="Arial" fo:font-weight="bold" style:font-weight-asian="bold" style:font-weight-complex="bold"/>
    </style:style>
    <style:style style:name="T644" style:parent-style-name="Policepardéfaut" style:family="text">
      <style:text-properties style:font-name="Arial" style:font-name-complex="Arial"/>
    </style:style>
    <style:style style:name="T645" style:parent-style-name="Policepardéfaut" style:family="text">
      <style:text-properties style:font-name="Arial" style:font-name-complex="Arial" fo:font-weight="bold" style:font-weight-asian="bold" style:font-weight-complex="bold"/>
    </style:style>
    <style:style style:name="T646" style:parent-style-name="Policepardéfaut" style:family="text">
      <style:text-properties style:font-name="Arial" style:font-name-complex="Arial" fo:font-weight="bold" style:font-weight-asian="bold" style:font-weight-complex="bold"/>
    </style:style>
    <style:style style:name="T647" style:parent-style-name="Policepardéfaut" style:family="text">
      <style:text-properties style:font-name="Arial" style:font-name-complex="Arial" fo:font-weight="bold" style:font-weight-asian="bold" style:font-weight-complex="bold"/>
    </style:style>
    <style:style style:name="T648" style:parent-style-name="Policepardéfaut" style:family="text">
      <style:text-properties style:font-name="Arial" style:font-name-complex="Arial"/>
    </style:style>
    <style:style style:name="T649"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_DETAIL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89">Parameter:<text:s/></text:span><text:span text:style-name="T90">module_r</text:span><text:span text:style-name="T91"><text:line-break/></text:span><text:span text:style-name="T92">Default value:<text:s/></text:span><text:span text:style-name="T93">r</text:span><text:span text:style-name="T94"><text:line-break/></text:span><text:span text:style-name="T95">Description:</text:span><text:span text:style-name="T96"><text:line-break/></text:span><text:span text:style-name="T97">Name and version of the R module to be loaded on the cluster.</text:span></text:p>
      <text:p text:style-name="Normal"><text:span text:style-name="T98"><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others</text:span><text:span text:style-name="T101"><text:line-break/></text:span><text:span text:style-name="T102">Default value:<text:s/></text:span><text:span text:style-name="T103">empty</text:span><text:span text:style-name="T104"><text:line-break/></text:span><text:span text:style-name="T105">Description:</text:span><text:span text:style-name="T106"><text:line-break/></text:span><text:span text:style-name="T107">Comma-separated list of additional modules (e.g., software stack and dependencies) required to access R on the cluster. This field is cluster-specific and may include 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soft-page-break/>
      <text:p text:style-name="Normal"><text:span text:style-name="T109">Parameter:</text:span><text:span text:style-name="T110"><text:s/>lib_path</text:span><text:span text:style-name="T111"><text:line-break/></text:span><text:span text:style-name="T112">Default value:</text:span><text:span text:style-name="T113"><text:s/>/users/R</text:span><text:span text:style-name="T114"><text:line-break/></text:span><text:span text:style-name="T115">Description:</text:span><text:span text:style-name="T116"><text:line-break/></text:span><text:span text:style-name="T117">Path to the R libraries. Ensure nsdm2 package and dependencies are installed here.</text:span></text:p>
      <text:p text:style-name="Normal"><text:span text:style-name="T118"><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19">Parameter:</text:span><text:span text:style-name="T120"><text:s/>seed</text:span><text:span text:style-name="T121"><text:line-break/></text:span><text:span text:style-name="T122">Default value:</text:span><text:span text:style-name="T123"><text:s/>12345</text:span><text:span text:style-name="T124"><text:line-break/></text:span><text:span text:style-name="T125">Description:</text:span><text:span text:style-name="T126"><text:line-break/></text:span><text:span text:style-name="T127">Seed value for reproducibility in R scripts (set.seed)</text:span></text:p>
      <text:soft-page-break/>
      <text:p text:style-name="P128">Species Data</text:p>
      <text:p text:style-name="Normal"><text:span text:style-name="T129">Parameter:</text:span><text:span text:style-name="T130"><text:s/>n_spe</text:span><text:span text:style-name="T131"><text:line-break/></text:span><text:span text:style-name="T132">Default value:</text:span><text:span text:style-name="T133"><text:s/>3</text:span><text:span text:style-name="T134"><text:line-break/></text:span><text:span text:style-name="T135">Description:</text:span><text:span text:style-name="T136"><text:line-break/></text:span><text:span text:style-name="T137">Number of species included in the run. If forced_species list is available, it thins it to the first n_spe rows.</text:span></text:p>
      <text:p text:style-name="Normal"><text:span text:style-name="T138"><draw:custom-shape svg:x="0in" svg:y="0in" svg:width="45.51042in" svg:height="0.00139in" draw:id="id11" draw:style-name="a11" draw:name="Horizontal Line 353" text:anchor-type="as-char"><svg:title/><svg:desc/><draw:enhanced-geometry draw:type="non-primitive" svg:viewBox="0 0 21600 21600" draw:enhanced-path="M 0 0 L 21600 0 21600 21600 0 21600 Z N"/></draw:custom-shape></text:span></text:p>
      <text:p text:style-name="Normal"><text:span text:style-name="T139">Parameter:</text:span><text:span text:style-name="T140"><text:s/>n_mx_spe</text:span><text:span text:style-name="T141"><text:line-break/></text:span><text:span text:style-name="T142">Default<text:s/></text:span><text:span text:style-name="T143">value:</text:span><text:span text:style-name="T144"><text:s/>3</text:span><text:span text:style-name="T145"><text:line-break/></text:span><text:span text:style-name="T146">Description:</text:span><text:span text:style-name="T147"><text:line-break/></text:span><text:span text:style-name="T148">Maximum number of species processed simultaneously. Helps prevent memory or scratch overflow. If n_mx_spe &lt; n_spe, several N-SDM run will be started in a loop fashion.</text:span></text:p>
      <text:p text:style-name="Normal"><text:span text:style-name="T149"><draw:custom-shape svg:x="0in" svg:y="0in" svg:width="45.51042in" svg:height="0.00139in" draw:id="id12" draw:style-name="a12" draw:name="Horizontal Line 354" text:anchor-type="as-char"><svg:title/><svg:desc/><draw:enhanced-geometry draw:type="non-primitive" svg:viewBox="0 0 21600 21600" draw:enhanced-path="M 0 0 L 21600 0 21600 21600 0 21600 Z N"/></draw:custom-shape></text:span></text:p>
      <text:p text:style-name="Normal"><text:span text:style-name="T150">Parameter:</text:span><text:span text:style-name="T151"><text:s/>forced_species</text:span><text:span text:style-name="T152"><text:line-break/></text:span><text:span text:style-name="T153">Default value:</text:span><text:span text:style-name="T154"><text:s/>forced.psv</text:span><text:span text:style-name="T155"><text:line-break/></text:span><text:span text:style-name="T156">Description:</text:span><text:span text:style-name="T157"><text:line-break/></text:span><text:span text:style-name="T158">(Optional) Name of the .psv file stored in ./scripts/settings listing species to be used for the run. Each line must contain one species. See the example file provided on GitHub for template.</text:span></text:p>
      <text:p text:style-name="Normal"><text:span text:style-name="T159"><draw:custom-shape svg:x="0in" svg:y="0in" svg:width="45.51042in" svg:height="0.00139in" draw:id="id13" draw:style-name="a13" draw:name="Horizontal Line 355" text:anchor-type="as-char"><svg:title/><svg:desc/><draw:enhanced-geometry draw:type="non-primitive" svg:viewBox="0 0 21600 21600" draw:enhanced-path="M 0 0 L 21600 0 21600 21600 0 21600 Z N"/></draw:custom-shape></text:span></text:p>
      <text:p text:style-name="Normal"><text:span text:style-name="T160">Parameter:</text:span><text:span text:style-name="T161"><text:s/>glo_use_reg</text:span><text:span text:style-name="T162"><text:line-break/></text:span><text:span text:style-name="T163">Default value:</text:span><text:span text:style-name="T164"><text:s/>TRUE</text:span><text:span text:style-name="T165"><text:line-break/></text:span><text:span text:style-name="T166">Description:</text:span><text:span text:style-name="T167"><text:line-break/></text:span><text:span text:style-name="T168">If TRUE, regional species data stored in ./data/species/reg are also included in the global model. If FALSE they are processed independently.</text:span></text:p>
      <text:p text:style-name="Normal"><text:span text:style-name="T169"><draw:custom-shape svg:x="0in" svg:y="0in" svg:width="45.51042in" svg:height="0.00139in" draw:id="id14" draw:style-name="a14" draw:name="Horizontal Line 352" text:anchor-type="as-char"><svg:title/><svg:desc/><draw:enhanced-geometry draw:type="non-primitive" svg:viewBox="0 0 21600 21600" draw:enhanced-path="M 0 0 L 21600 0 21600 21600 0 21600 Z N"/></draw:custom-shape></text:span></text:p>
      <text:p text:style-name="Normal"><text:span text:style-name="T170">Parameter:</text:span><text:span text:style-name="T171"><text:s/>pa_po_reg</text:span><text:span text:style-name="T172"><text:line-break/></text:span><text:span text:style-name="T173">Default value:</text:span><text:span text:style-name="T174"><text:s/>po</text:span><text:span text:style-name="T175"><text:line-break/></text:span><text:span text:style-name="T176">Description:</text:span><text:span text:style-name="T177"><text:line-break/></text:span><text:span text:style-name="T178">Specifies whether regional species data are presence-only (po) or presence-absence (pa).</text:span></text:p>
      <text:p text:style-name="P179">If set to po, background points are generated. If set to pa, the function uses the 0 values from the optional pa column in the species dataset as absences.</text:p>
      <text:p text:style-name="Normal"><text:span text:style-name="T180"><draw:custom-shape svg:x="0in" svg:y="0in" svg:width="45.51042in" svg:height="0.00139in" draw:id="id15" draw:style-name="a15"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81">Parameter:</text:span><text:span text:style-name="T182"><text:s/>pa_po_glo</text:span><text:span text:style-name="T183"><text:line-break/></text:span><text:span text:style-name="T184">Default value:</text:span><text:span text:style-name="T185"><text:s/>po</text:span><text:span text:style-name="T186"><text:line-break/></text:span><text:span text:style-name="T187">Description:</text:span><text:span text:style-name="T188"><text:line-break/></text:span><text:span text:style-name="T189">Specifies whether global species data are presence-only (po) or presence-absence (pa).</text:span></text:p>
      <text:p text:style-name="P190">If set to po, background points are generated. If set to pa, the function uses the 0 values from the optional pa column in the species dataset as absences.</text:p>
      <text:p text:style-name="Normal"><text:span text:style-name="T191"><draw:custom-shape svg:x="0in" svg:y="0in" svg:width="45.51042in" svg:height="0.00139in" draw:id="id16" draw:style-name="a16" draw:name="Horizontal Line 357" text:anchor-type="as-char"><svg:title/><svg:desc/><draw:enhanced-geometry draw:type="non-primitive" svg:viewBox="0 0 21600 21600" draw:enhanced-path="M 0 0 L 21600 0 21600 21600 0 21600 Z N"/></draw:custom-shape></text:span></text:p>
      <text:p text:style-name="Normal"><text:span text:style-name="T192">Parameter:</text:span><text:span text:style-name="T193"><text:s/>min_occ_reg</text:span><text:span text:style-name="T194"><text:line-break/></text:span><text:span text:style-name="T195">Default value:</text:span><text:span text:style-name="T196"><text:s/>50</text:span><text:span text:style-name="T197"><text:line-break/></text:span><text:span text:style-name="T198">Description:</text:span><text:span text:style-name="T199"><text:line-break/></text:span><text:span text:style-name="T200">Minimum number of occurrences required for a species at the regional level. Species with &lt; min_occ_reg will be discarded.</text:span></text:p>
      <text:p text:style-name="Normal"><text:span text:style-name="T201"><draw:custom-shape svg:x="0in" svg:y="0in" svg:width="45.51042in" svg:height="0.00139in" draw:id="id17" draw:style-name="a17" draw:name="Horizontal Line 358" text:anchor-type="as-char"><svg:title/><svg:desc/><draw:enhanced-geometry draw:type="non-primitive" svg:viewBox="0 0 21600 21600" draw:enhanced-path="M 0 0 L 21600 0 21600 21600 0 21600 Z N"/></draw:custom-shape></text:span></text:p>
      <text:p text:style-name="Normal"><text:span text:style-name="T202">Parameter:</text:span><text:span text:style-name="T203"><text:s/>min_occ_glo</text:span><text:span text:style-name="T204"><text:line-break/></text:span><text:span text:style-name="T205">Default value:</text:span><text:span text:style-name="T206"><text:s/>50</text:span><text:span text:style-name="T207"><text:line-break/></text:span><text:span text:style-name="T208">Description:</text:span><text:span text:style-name="T209"><text:line-break/></text:span><text:span text:style-name="T210">Minimum number of occurrences required for a<text:s/></text:span><text:span text:style-name="T211">species at the global level. Species with &lt; min_occ_glo will be discarded.</text:span></text:p>
      <text:p text:style-name="Normal"><text:span text:style-name="T212"><draw:custom-shape svg:x="0in" svg:y="0in" svg:width="45.51042in" svg:height="0.00139in" draw:id="id18" draw:style-name="a18" draw:name="Horizontal Line 359" text:anchor-type="as-char"><svg:title/><svg:desc/><draw:enhanced-geometry draw:type="non-primitive" svg:viewBox="0 0 21600 21600" draw:enhanced-path="M 0 0 L 21600 0 21600 21600 0 21600 Z N"/></draw:custom-shape></text:span></text:p>
      <text:p text:style-name="Normal"><text:span text:style-name="T213">Parameter:</text:span><text:span text:style-name="T214"><text:s/>disag_reg</text:span><text:span text:style-name="T215"><text:line-break/></text:span><text:span text:style-name="T216">Default value:</text:span><text:span text:style-name="T217"><text:s/>TRUE</text:span><text:span text:style-name="T218"><text:line-break/></text:span><text:span text:style-name="T219">Description:</text:span><text:span text:style-name="T220"><text:line-break/></text:span><text:span text:style-name="T221">If TRUE, applies spatial and/or temporal disaggregation to regional occurrences to reduce sampling bias.</text:span></text:p>
      <text:p text:style-name="Normal"><text:span text:style-name="T222"><draw:custom-shape svg:x="0in" svg:y="0in" svg:width="45.51042in" svg:height="0.00139in" draw:id="id19" draw:style-name="a19" draw:name="Horizontal Line 360" text:anchor-type="as-char"><svg:title/><svg:desc/><draw:enhanced-geometry draw:type="non-primitive" svg:viewBox="0 0 21600 21600" draw:enhanced-path="M 0 0 L 21600 0 21600 21600 0 21600 Z N"/></draw:custom-shape></text:span></text:p>
      <text:p text:style-name="Normal"><text:span text:style-name="T223">Parameter:</text:span><text:span text:style-name="T224"><text:s/>disag_glo</text:span><text:span text:style-name="T225"><text:line-break/></text:span><text:span text:style-name="T226">Default value:</text:span><text:span text:style-name="T227"><text:s/>TRUE</text:span><text:span text:style-name="T228"><text:line-break/></text:span><text:span text:style-name="T229">Description:</text:span><text:span text:style-name="T230"><text:line-break/></text:span><text:span text:style-name="T231">If TRUE, applies spatial and/or temporal disaggregation to global occurrences to reduce sampling bias.</text:span></text:p>
      <text:p text:style-name="Normal"><text:span text:style-name="T232"><draw:custom-shape svg:x="0in" svg:y="0in" svg:width="45.51042in" svg:height="0.00139in" draw:id="id20" draw:style-name="a20" draw:name="Horizontal Line 361" text:anchor-type="as-char"><svg:title/><svg:desc/><draw:enhanced-geometry draw:type="non-primitive" svg:viewBox="0 0 21600 21600" draw:enhanced-path="M 0 0 L 21600 0 21600 21600 0 21600 Z N"/></draw:custom-shape></text:span></text:p>
      <text:p text:style-name="Normal"><text:span text:style-name="T233">Parameter:</text:span><text:span text:style-name="T234"><text:s/>thin_dist_reg</text:span><text:span text:style-name="T235"><text:line-break/></text:span><text:span text:style-name="T236">Default value:</text:span><text:span text:style-name="T237"><text:s/>200</text:span><text:span text:style-name="T238"><text:line-break/></text:span><text:span text:style-name="T239">Description:</text:span><text:span text:style-name="T240"><text:line-break/></text:span><text:span text:style-name="T241">If disag_reg. Distance threshold for spatial thinning of regional occurrences (level units, usually meters).</text:span></text:p>
      <text:soft-page-break/>
      <text:p text:style-name="Normal"><text:span text:style-name="T242"><draw:custom-shape svg:x="0in" svg:y="0in" svg:width="45.51042in" svg:height="0.00139in" draw:id="id21" draw:style-name="a21" draw:name="Horizontal Line 362" text:anchor-type="as-char"><svg:title/><svg:desc/><draw:enhanced-geometry draw:type="non-primitive" svg:viewBox="0 0 21600 21600" draw:enhanced-path="M 0 0 L 21600 0 21600 21600 0 21600 Z N"/></draw:custom-shape></text:span></text:p>
      <text:p text:style-name="Normal"><text:span text:style-name="T243">Parameter:</text:span><text:span text:style-name="T244"><text:s/>thin_time_reg</text:span><text:span text:style-name="T245"><text:line-break/></text:span><text:span text:style-name="T246">Default value:</text:span><text:span text:style-name="T247"><text:s/>5</text:span><text:span text:style-name="T248"><text:line-break/></text:span><text:span text:style-name="T249">Description:</text:span><text:span text:style-name="T250"><text:line-break/></text:span><text:span text:style-name="T251">If disag_reg. Minimum temporal distance (in years) between retained presences for regional data.</text:span></text:p>
      <text:p text:style-name="Normal"><text:span text:style-name="T252"><draw:custom-shape svg:x="0in" svg:y="0in" svg:width="45.51042in" svg:height="0.00139in" draw:id="id22" draw:style-name="a22" draw:name="Horizontal Line 363" text:anchor-type="as-char"><svg:title/><svg:desc/><draw:enhanced-geometry draw:type="non-primitive" svg:viewBox="0 0 21600 21600" draw:enhanced-path="M 0 0 L 21600 0 21600 21600 0 21600 Z N"/></draw:custom-shape></text:span></text:p>
      <text:p text:style-name="Normal"><text:span text:style-name="T253">Parameter:</text:span><text:span text:style-name="T254"><text:s/>thin_dist_glo</text:span><text:span text:style-name="T255"><text:line-break/></text:span><text:span text:style-name="T256">Default value:</text:span><text:span text:style-name="T257"><text:s/>0.008333333</text:span><text:span text:style-name="T258"><text:line-break/></text:span><text:span text:style-name="T259">Description:</text:span><text:span text:style-name="T260"><text:line-break/></text:span><text:span text:style-name="T261">If disag_glo. Distance threshold for thinning in global models, (level units, usually degrees).</text:span></text:p>
      <text:p text:style-name="Normal"><text:span text:style-name="T262"><draw:custom-shape svg:x="0in" svg:y="0in" svg:width="45.51042in" svg:height="0.00139in" draw:id="id23" draw:style-name="a23" draw:name="Horizontal Line 364" text:anchor-type="as-char"><svg:title/><svg:desc/><draw:enhanced-geometry draw:type="non-primitive" svg:viewBox="0 0 21600 21600" draw:enhanced-path="M 0 0 L 21600 0 21600 21600 0 21600 Z N"/></draw:custom-shape></text:span></text:p>
      <text:p text:style-name="Normal"><text:span text:style-name="T263">Parameter:</text:span><text:span text:style-name="T264"><text:s/>thin_time_glo</text:span><text:span text:style-name="T265"><text:line-break/></text:span><text:span text:style-name="T266">Default value:</text:span><text:span text:style-name="T267"><text:s/>NULL</text:span><text:span text:style-name="T268"><text:line-break/></text:span><text:span text:style-name="T269">Description:</text:span><text:span text:style-name="T270"><text:line-break/></text:span><text:span text:style-name="T271">If disag_glo. Temporal thinning for global occurrences. NULL = no thinning applied.</text:span></text:p>
      <text:p text:style-name="Normal"><text:span text:style-name="T272"><draw:custom-shape svg:x="0in" svg:y="0in" svg:width="45.51042in" svg:height="0.00139in" draw:id="id24" draw:style-name="a24" draw:name="Horizontal Line 365" text:anchor-type="as-char"><svg:title/><svg:desc/><draw:enhanced-geometry draw:type="non-primitive" svg:viewBox="0 0 21600 21600" draw:enhanced-path="M 0 0 L 21600 0 21600 21600 0 21600 Z N"/></draw:custom-shape></text:span></text:p>
      <text:p text:style-name="Normal"><text:span text:style-name="T273">Parameter:</text:span><text:span text:style-name="T274"><text:s/>back_strat</text:span><text:span text:style-name="T275"><text:line-break/></text:span><text:span text:style-name="T276">Default value:</text:span><text:span text:style-name="T277"><text:s/>random</text:span><text:span text:style-name="T278"><text:line-break/></text:span><text:span text:style-name="T279">Description:</text:span><text:span text:style-name="T280"><text:line-break/></text:span><text:span text:style-name="T281">If pa_po_reg <text:s/>or pa_po_glo is TRUE. Strategy for generating background points in presence-only data:</text:span></text:p>
      <text:list text:style-name="LFO2" text:continue-numbering="true">
        <text:list-item>
          <text:p text:style-name="P282">random: uniform random</text:p>
        </text:list-item>
        <text:list-item>
          <text:p text:style-name="P283">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84"><draw:custom-shape svg:x="0in" svg:y="0in" svg:width="45.51042in" svg:height="0.00139in" draw:id="id25" draw:style-name="a25" draw:name="Horizontal Line 366" text:anchor-type="as-char"><svg:title/><svg:desc/><draw:enhanced-geometry draw:type="non-primitive" svg:viewBox="0 0 21600 21600" draw:enhanced-path="M 0 0 L 21600 0 21600 21600 0 21600 Z N"/></draw:custom-shape></text:span></text:p>
      <text:p text:style-name="Normal"><text:span text:style-name="T285">Parameter:</text:span><text:span text:style-name="T286"><text:s/>n_back</text:span><text:span text:style-name="T287"><text:line-break/></text:span><text:span text:style-name="T288">Default value:</text:span><text:span text:style-name="T289"><text:s/>10000</text:span><text:span text:style-name="T290"><text:line-break/></text:span><text:span text:style-name="T291">Description:</text:span><text:span text:style-name="T292"><text:line-break/></text:span><text:span text:style-name="T293">If pa_po_reg <text:s/>or pa_po_glo is TRUE. Number of background points to generate.</text:span></text:p>
      <text:p text:style-name="P294"/>
      <text:p text:style-name="P295">Covariate Data and Selection</text:p>
      <text:p text:style-name="Normal"><text:span text:style-name="T296">Parameter:</text:span><text:span text:style-name="T297"><text:s/>expert_table</text:span><text:span text:style-name="T298"><text:line-break/></text:span><text:span text:style-name="T299">Default value:</text:span><text:span text:style-name="T300"><text:s/>expert_table.psv</text:span><text:span text:style-name="T301"><text:line-break/></text:span><text:span text:style-name="T302">Description:</text:span><text:span text:style-name="T303"><text:line-break/></text:span><text:span text:style-name="T304">(Optional) Name of the .psv file for the pre-filtering table listing allowed covariates for each species group, to be stored in ./scripts/settings. See the example file provided on GitHub for template.</text:span></text:p>
      <text:p text:style-name="Normal"><text:span text:style-name="T305"><draw:custom-shape svg:x="0in" svg:y="0in" svg:width="45.51042in" svg:height="0.00139in" draw:id="id26" draw:style-name="a26" draw:name="Horizontal Line 370" text:anchor-type="as-char"><svg:title/><svg:desc/><draw:enhanced-geometry draw:type="non-primitive" svg:viewBox="0 0 21600 21600" draw:enhanced-path="M 0 0 L 21600 0 21600 21600 0 21600 Z N"/></draw:custom-shape></text:span></text:p>
      <text:p text:style-name="Normal"><text:span text:style-name="T306">Parameter:</text:span><text:span text:style-name="T307"><text:s/>cov_observ</text:span><text:span text:style-name="T308"><text:line-break/></text:span><text:span text:style-name="T309">Default value:</text:span><text:span text:style-name="T310"><text:s/>c('reg_transport_tlm3d_dist2road', … )</text:span><text:span text:style-name="T311"><text:line-break/></text:span><text:span text:style-name="T312">Description:</text:span><text:span text:style-name="T313"><text:line-break/></text:span><text:span text:style-name="T314">List of observational covariates, provided in the form level_category_dataset_variable. These are fixed to constant values during predictions to handle observational biases. Leave it NULL if not relevant.</text:span></text:p>
      <text:p text:style-name="Normal"><text:span text:style-name="T315"><draw:custom-shape svg:x="0in" svg:y="0in" svg:width="45.51042in" svg:height="0.00139in" draw:id="id27" draw:style-name="a27" draw:name="Horizontal Line 368" text:anchor-type="as-char"><svg:title/><svg:desc/><draw:enhanced-geometry draw:type="non-primitive" svg:viewBox="0 0 21600 21600" draw:enhanced-path="M 0 0 L 21600 0 21600 21600 0 21600 Z N"/></draw:custom-shape></text:span></text:p>
      <text:p text:style-name="Normal"><text:span text:style-name="T316">Parameter:</text:span><text:span text:style-name="T317"><text:s/>cov_observ_val</text:span><text:span text:style-name="T318"><text:line-break/></text:span><text:span text:style-name="T319">Default value:</text:span><text:span text:style-name="T320"><text:s/>median</text:span><text:span text:style-name="T321"><text:line-break/></text:span><text:span text:style-name="T322">Description:</text:span><text:span text:style-name="T323"><text:line-break/></text:span><text:span text:style-name="T324">If any cov_observ. Specifies how observational covariate values are fixed:</text:span></text:p>
      <text:list text:style-name="LFO3" text:continue-numbering="true">
        <text:list-item>
          <text:p text:style-name="P325">median, zero, or max.</text:p>
        </text:list-item>
      </text:list>
      <text:p text:style-name="Normal"><text:span text:style-name="T326"><draw:custom-shape svg:x="0in" svg:y="0in" svg:width="45.51042in" svg:height="0.00139in" draw:id="id28" draw:style-name="a28" draw:name="Horizontal Line 369" text:anchor-type="as-char"><svg:title/><svg:desc/><draw:enhanced-geometry draw:type="non-primitive" svg:viewBox="0 0 21600 21600" draw:enhanced-path="M 0 0 L 21600 0 21600 21600 0 21600 Z N"/></draw:custom-shape></text:span></text:p>
      <text:p text:style-name="Normal"><text:span text:style-name="T327">Parameter:</text:span><text:span text:style-name="T328"><text:s/>tmatch_glo</text:span><text:span text:style-name="T329"><text:line-break/></text:span><text:span text:style-name="T330">Default value:</text:span><text:span text:style-name="T331"><text:s/>FALSE</text:span><text:span text:style-name="T332"><text:line-break/></text:span><text:span text:style-name="T333">Description:</text:span><text:span text:style-name="T334"><text:line-break/></text:span><text:span text:style-name="T335">If TRUE, when possible, applies temporal<text:s/></text:span><text:span text:style-name="T336">matching between occurrence records and covariate data in global models.</text:span></text:p>
      <text:p text:style-name="Normal"><text:span text:style-name="T337"><draw:custom-shape svg:x="0in" svg:y="0in" svg:width="45.51042in" svg:height="0.00139in" draw:id="id29" draw:style-name="a29" draw:name="Horizontal Line 371" text:anchor-type="as-char"><svg:title/><svg:desc/><draw:enhanced-geometry draw:type="non-primitive" svg:viewBox="0 0 21600 21600" draw:enhanced-path="M 0 0 L 21600 0 21600 21600 0 21600 Z N"/></draw:custom-shape></text:span></text:p>
      <text:p text:style-name="Normal"><text:span text:style-name="T338">Parameter:</text:span><text:span text:style-name="T339"><text:s/>tmatch_reg</text:span><text:span text:style-name="T340"><text:line-break/></text:span><text:span text:style-name="T341">Default value:</text:span><text:span text:style-name="T342"><text:s/>TRUE</text:span><text:span text:style-name="T343"><text:line-break/></text:span><text:span text:style-name="T344">Description:</text:span><text:span text:style-name="T345"><text:line-break/></text:span><text:span text:style-name="T346">If TRUE, when possible, applies temporal matching between occurrence records and covariate data in regional models.</text:span></text:p>
      <text:p text:style-name="Normal"><text:span text:style-name="T347"><draw:custom-shape svg:x="0in" svg:y="0in" svg:width="45.51042in" svg:height="0.00139in" draw:id="id30" draw:style-name="a30"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48">Parameter:</text:span><text:span text:style-name="T349"><text:s/>tmatch_scheme_glo</text:span><text:span text:style-name="T350"><text:line-break/></text:span><text:span text:style-name="T351">Default value:</text:span><text:span text:style-name="T352"><text:s/>npts</text:span><text:span text:style-name="T353"><text:line-break/></text:span><text:span text:style-name="T354">Description:</text:span><text:span text:style-name="T355"><text:line-break/></text:span><text:span text:style-name="T356">Scheme for temporal matching (global level):</text:span></text:p>
      <text:list text:style-name="LFO4" text:continue-numbering="true">
        <text:list-item>
          <text:p text:style-name="P357">npts = nearest previous time slice</text:p>
        </text:list-item>
        <text:list-item>
          <text:p text:style-name="P358">nts = nearest time slice (either direction).</text:p>
        </text:list-item>
      </text:list>
      <text:p text:style-name="Normal"><text:span text:style-name="T359"><draw:custom-shape svg:x="0in" svg:y="0in" svg:width="45.51042in" svg:height="0.00139in" draw:id="id31" draw:style-name="a31" draw:name="Horizontal Line 373" text:anchor-type="as-char"><svg:title/><svg:desc/><draw:enhanced-geometry draw:type="non-primitive" svg:viewBox="0 0 21600 21600" draw:enhanced-path="M 0 0 L 21600 0 21600 21600 0 21600 Z N"/></draw:custom-shape></text:span></text:p>
      <text:p text:style-name="Normal"><text:span text:style-name="T360">Parameter:</text:span><text:span text:style-name="T361"><text:s/>tmatch_scheme_reg</text:span><text:span text:style-name="T362"><text:line-break/></text:span><text:span text:style-name="T363">Default value:</text:span><text:span text:style-name="T364"><text:s/>npts</text:span><text:span text:style-name="T365"><text:line-break/></text:span><text:span text:style-name="T366">Description:</text:span><text:span text:style-name="T367"><text:line-break/></text:span><text:span text:style-name="T368">Scheme for<text:s/></text:span><text:span text:style-name="T369">temporal matching (regional level):</text:span></text:p>
      <text:list text:style-name="LFO4" text:continue-numbering="true">
        <text:list-item>
          <text:p text:style-name="P370">npts = nearest previous time slice</text:p>
        </text:list-item>
        <text:list-item>
          <text:p text:style-name="P371">nts = nearest time slice (either direction).</text:p>
        </text:list-item>
      </text:list>
      <text:p text:style-name="Normal"><text:span text:style-name="T372"><draw:custom-shape svg:x="0in" svg:y="0in" svg:width="45.51042in" svg:height="0.00139in" draw:id="id32" draw:style-name="a32" draw:name="Horizontal Line 375" text:anchor-type="as-char"><svg:title/><svg:desc/><draw:enhanced-geometry draw:type="non-primitive" svg:viewBox="0 0 21600 21600" draw:enhanced-path="M 0 0 L 21600 0 21600 21600 0 21600 Z N"/></draw:custom-shape></text:span></text:p>
      <text:p text:style-name="Normal"><text:span text:style-name="T373">Parameter:</text:span><text:span text:style-name="T374"><text:s/>cor_cut</text:span><text:span text:style-name="T375"><text:line-break/></text:span><text:span text:style-name="T376">Default value:</text:span><text:span text:style-name="T377"><text:s/>0.7</text:span><text:span text:style-name="T378"><text:line-break/></text:span><text:span text:style-name="T379">Description:</text:span><text:span text:style-name="T380"><text:line-break/></text:span><text:span text:style-name="T381">Threshold for Pearson correlation coefficient used to filter colinear covariates.</text:span></text:p>
      <text:p text:style-name="Normal"><text:span text:style-name="T382"><draw:custom-shape svg:x="0in" svg:y="0in" svg:width="45.51042in" svg:height="0.00139in" draw:id="id33" draw:style-name="a33" draw:name="Horizontal Line 376" text:anchor-type="as-char"><svg:title/><svg:desc/><draw:enhanced-geometry draw:type="non-primitive" svg:viewBox="0 0 21600 21600" draw:enhanced-path="M 0 0 L 21600 0 21600 21600 0 21600 Z N"/></draw:custom-shape></text:span></text:p>
      <text:p text:style-name="Normal"><text:span text:style-name="T383">Parameter:</text:span><text:span text:style-name="T384"><text:s/>max_thre</text:span><text:span text:style-name="T385"><text:line-break/></text:span><text:span text:style-name="T386">Default value:</text:span><text:span text:style-name="T387"><text:s/>12</text:span><text:span text:style-name="T388"><text:line-break/></text:span><text:span text:style-name="T389">Description:</text:span><text:span text:style-name="T390"><text:line-break/></text:span><text:span text:style-name="T391">Maximum possible number of covariates allowed in a model.</text:span></text:p>
      <text:p text:style-name="P392"/>
      <text:p text:style-name="P393">Modelling Algorithms and Validation</text:p>
      <text:p text:style-name="Normal"><text:span text:style-name="T394">Parameter:</text:span><text:span text:style-name="T395"><text:s/>mod_algo</text:span><text:span text:style-name="T396"><text:line-break/></text:span><text:span text:style-name="T397">Default value:</text:span><text:span text:style-name="T398"><text:s/>c('glm','gam','max','rf','gbm')</text:span><text:span text:style-name="T399"><text:line-break/></text:span><text:span text:style-name="T400">Description:</text:span><text:span text:style-name="T401"><text:line-break/></text:span><text:span text:style-name="T402">List of algorithms to run. ‘esm’ may also be specified, but independently.</text:span></text:p>
      <text:p text:style-name="Normal"><text:span text:style-name="T403"><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4">Parameter:</text:span><text:span text:style-name="T405"><text:s/>param_grid</text:span><text:span text:style-name="T406"><text:line-break/></text:span><text:span text:style-name="T407">Default value:</text:span><text:span text:style-name="T408"><text:s/>param_grid.psv</text:span><text:span text:style-name="T409"><text:line-break/></text:span><text:span text:style-name="T410">Description:</text:span><text:span text:style-name="T411"><text:line-break/></text:span><text:span text:style-name="T412">Name of the .psv file stored in ./scripts/settings specifying the hyperparameter tuning grid. See the example file provided on GitHub for template.</text:span></text:p>
      <text:p text:style-name="Normal"><text:span text:style-name="T413"><draw:custom-shape svg:x="0in" svg:y="0in" svg:width="45.51042in" svg:height="0.00139in" draw:id="id35" draw:style-name="a35" draw:name="Horizontal Line 378" text:anchor-type="as-char"><svg:title/><svg:desc/><draw:enhanced-geometry draw:type="non-primitive" svg:viewBox="0 0 21600 21600" draw:enhanced-path="M 0 0 L 21600 0 21600 21600 0 21600 Z N"/></draw:custom-shape></text:span></text:p>
      <text:p text:style-name="Normal"><text:span text:style-name="T414">Parameter:</text:span><text:span text:style-name="T415"><text:s/>reps</text:span><text:span text:style-name="T416"><text:line-break/></text:span><text:span text:style-name="T417">Default value:</text:span><text:span text:style-name="T418"><text:s/>5</text:span><text:span text:style-name="T419"><text:line-break/></text:span><text:span text:style-name="T420">Description:</text:span><text:span text:style-name="T421"><text:line-break/></text:span><text:span text:style-name="T422">Number of cross-validation replicates.</text:span></text:p>
      <text:p text:style-name="Normal"><text:span text:style-name="T423"><draw:custom-shape svg:x="0in" svg:y="0in" svg:width="45.51042in" svg:height="0.00139in" draw:id="id36" draw:style-name="a36" draw:name="Horizontal Line 383" text:anchor-type="as-char"><svg:title/><svg:desc/><draw:enhanced-geometry draw:type="non-primitive" svg:viewBox="0 0 21600 21600" draw:enhanced-path="M 0 0 L 21600 0 21600 21600 0 21600 Z N"/></draw:custom-shape></text:span></text:p>
      <text:p text:style-name="Normal"><text:span text:style-name="T424">Parameter:</text:span><text:span text:style-name="T425"><text:s/>use_spatial_stratification</text:span><text:span text:style-name="T426"><text:line-break/></text:span><text:span text:style-name="T427">Default value:</text:span><text:span text:style-name="T428"><text:s/>FALSE</text:span><text:span text:style-name="T429"><text:line-break/></text:span><text:span text:style-name="T430">Description:</text:span><text:span text:style-name="T431"><text:line-break/></text:span><text:span text:style-name="T432">If TRUE, uses spatial clustering (k-means on coordinates) for building<text:s/></text:span><text:span text:style-name="T433">training/testing splits. If FALSE, points are drawn randomly (repeated split sampling).</text:span></text:p>
      <text:p text:style-name="Normal"><text:span text:style-name="T434"><draw:custom-shape svg:x="0in" svg:y="0in" svg:width="45.51042in" svg:height="0.00139in" draw:id="id37" draw:style-name="a37" draw:name="Horizontal Line 384" text:anchor-type="as-char"><svg:title/><svg:desc/><draw:enhanced-geometry draw:type="non-primitive" svg:viewBox="0 0 21600 21600" draw:enhanced-path="M 0 0 L 21600 0 21600 21600 0 21600 Z N"/></draw:custom-shape></text:span></text:p>
      <text:p text:style-name="Normal"><text:span text:style-name="T435">Parameter:</text:span><text:span text:style-name="T436"><text:s/>use_random_global</text:span><text:span text:style-name="T437"><text:line-break/></text:span><text:span text:style-name="T438">Default value:</text:span><text:span text:style-name="T439"><text:s/>TRUE</text:span><text:span text:style-name="T440"><text:line-break/></text:span><text:span text:style-name="T441">Description:</text:span><text:span text:style-name="T442"><text:line-break/></text:span><text:span text:style-name="T443">If use_spatial_stratification is TRUE. If TRUE, points for global splits are still drawn<text:s/></text:span><text:span text:style-name="T444">randomly while regional remain spatially stratified.</text:span></text:p>
      <text:p text:style-name="Normal"><text:span text:style-name="T445"><draw:custom-shape svg:x="0in" svg:y="0in" svg:width="45.51042in" svg:height="0.00139in" draw:id="id38" draw:style-name="a38" draw:name="Horizontal Line 385" text:anchor-type="as-char"><svg:title/><svg:desc/><draw:enhanced-geometry draw:type="non-primitive" svg:viewBox="0 0 21600 21600" draw:enhanced-path="M 0 0 L 21600 0 21600 21600 0 21600 Z N"/></draw:custom-shape></text:span></text:p>
      <text:p text:style-name="Normal"><text:span text:style-name="T446">Parameter:</text:span><text:span text:style-name="T447"><text:s/>eval_crit</text:span><text:span text:style-name="T448"><text:line-break/></text:span><text:span text:style-name="T449">Default value:</text:span><text:span text:style-name="T450"><text:s/>maxTSS</text:span><text:span text:style-name="T451"><text:line-break/></text:span><text:span text:style-name="T452">Description:</text:span><text:span text:style-name="T453"><text:line-break/></text:span><text:span text:style-name="T454">Metric used for thresholding predictions for threshold-dependent evaluations. Only maxTSS is supported for now.</text:span></text:p>
      <text:p text:style-name="P455"/>
      <text:p text:style-name="Normal"><text:span text:style-name="T456"><draw:custom-shape svg:x="0in" svg:y="0in" svg:width="45.51042in" svg:height="0.00139in" draw:id="id39" draw:style-name="a39" draw:name="Horizontal Line 386" text:anchor-type="as-char"><svg:title/><svg:desc/><draw:enhanced-geometry draw:type="non-primitive" svg:viewBox="0 0 21600 21600" draw:enhanced-path="M 0 0 L 21600 0 21600 21600 0 21600 Z N"/></draw:custom-shape></text:span></text:p>
      <text:p text:style-name="Normal"><text:span text:style-name="T457">Parameter:</text:span><text:span text:style-name="T458"><text:s/>best_met</text:span><text:span text:style-name="T459"><text:line-break/></text:span><text:span text:style-name="T460">Default value:</text:span><text:span text:style-name="T461"><text:s/>Score</text:span><text:span text:style-name="T462"><text:line-break/></text:span><text:span text:style-name="T463">Description:</text:span><text:span text:style-name="T464"><text:line-break/></text:span><text:span text:style-name="T465">Metric used to select best models (default Score averages AUC’, Boyce, maxTSS).</text:span></text:p>
      <text:p text:style-name="P466"/>
      <text:p text:style-name="P467">ESM-Specific Parameters (Ensemble of Small Models)</text:p>
      <text:p text:style-name="Normal"><text:span text:style-name="T468">Parameter:</text:span><text:span text:style-name="T469"><text:s/>ncov_esm</text:span><text:span text:style-name="T470"><text:line-break/></text:span><text:span text:style-name="T471">Default value:</text:span><text:span text:style-name="T472"><text:s/>5</text:span><text:span text:style-name="T473"><text:line-break/></text:span><text:span text:style-name="T474">Description:</text:span><text:span text:style-name="T475"><text:line-break/></text:span><text:span text:style-name="T476">Maximum total number of covariates to be evaluated in the ESM framework.</text:span></text:p>
      <text:p text:style-name="Normal"><text:span text:style-name="T477"><draw:custom-shape svg:x="0in" svg:y="0in" svg:width="45.51042in" svg:height="0.00139in" draw:id="id40" draw:style-name="a40" draw:name="Horizontal Line 380" text:anchor-type="as-char"><svg:title/><svg:desc/><draw:enhanced-geometry draw:type="non-primitive" svg:viewBox="0 0 21600 21600" draw:enhanced-path="M 0 0 L 21600 0 21600 21600 0 21600 Z N"/></draw:custom-shape></text:span></text:p>
      <text:p text:style-name="Normal"><text:span text:style-name="T478">Parameter:</text:span><text:span text:style-name="T479"><text:s/>comb_esm</text:span><text:span text:style-name="T480"><text:line-break/></text:span><text:span text:style-name="T481">Default value:</text:span><text:span text:style-name="T482"><text:s/>2</text:span><text:span text:style-name="T483"><text:line-break/></text:span><text:span text:style-name="T484">Description:</text:span><text:span text:style-name="T485"><text:line-break/></text:span><text:span text:style-name="T486">Number of covariates combined in each ESM model.</text:span></text:p>
      <text:p text:style-name="Normal"><text:span text:style-name="T487"><draw:custom-shape svg:x="0in" svg:y="0in" svg:width="45.51042in" svg:height="0.00139in" draw:id="id41" draw:style-name="a41" draw:name="Horizontal Line 381" text:anchor-type="as-char"><svg:title/><svg:desc/><draw:enhanced-geometry draw:type="non-primitive" svg:viewBox="0 0 21600 21600" draw:enhanced-path="M 0 0 L 21600 0 21600 21600 0 21600 Z N"/></draw:custom-shape></text:span></text:p>
      <text:p text:style-name="Normal"><text:span text:style-name="T488">Parameter:</text:span><text:span text:style-name="T489"><text:s/>best_thre_esm</text:span><text:span text:style-name="T490"><text:line-break/></text:span><text:span text:style-name="T491">Default value:</text:span><text:span text:style-name="T492"><text:s/>0.5</text:span><text:span text:style-name="T493"><text:line-break/></text:span><text:span text:style-name="T494">Description:</text:span><text:span text:style-name="T495"><text:line-break/></text:span><text:span text:style-name="T496">Threshold for retaining ESM models based on performance metric best_met.</text:span></text:p>
      <text:p text:style-name="P497"/>
      <text:p text:style-name="P498">Ensembling</text:p>
      <text:p text:style-name="Normal"><text:span text:style-name="T499">Parameter:</text:span><text:span text:style-name="T500"><text:s/>do_weighting</text:span><text:span text:style-name="T501"><text:line-break/></text:span><text:span text:style-name="T502">Default value:</text:span><text:span text:style-name="T503"><text:s/>FALSE</text:span><text:span text:style-name="T504"><text:line-break/></text:span><text:span text:style-name="T505">Description:</text:span><text:span text:style-name="T506"><text:line-break/></text:span><text:span text:style-name="T507">If TRUE, individual algorithms are weighted in ensembles based on a chosen metric.</text:span></text:p>
      <text:p text:style-name="Normal"><text:span text:style-name="T508"><draw:custom-shape svg:x="0in" svg:y="0in" svg:width="45.51042in" svg:height="0.00139in" draw:id="id42" draw:style-name="a42" draw:name="Horizontal Line 388" text:anchor-type="as-char"><svg:title/><svg:desc/><draw:enhanced-geometry draw:type="non-primitive" svg:viewBox="0 0 21600 21600" draw:enhanced-path="M 0 0 L 21600 0 21600 21600 0 21600 Z N"/></draw:custom-shape></text:span></text:p>
      <text:p text:style-name="Normal"><text:span text:style-name="T509">Parameter:</text:span><text:span text:style-name="T510"><text:s/>weight_metric</text:span><text:span text:style-name="T511"><text:line-break/></text:span><text:span text:style-name="T512">Default value:</text:span><text:span text:style-name="T513"><text:s/>Score</text:span><text:span text:style-name="T514"><text:line-break/></text:span><text:span text:style-name="T515">Description:</text:span><text:span text:style-name="T516"><text:line-break/></text:span><text:span text:style-name="T517">Metric for weighting and discarding algorithms in ensembles (default Score averages AUC’, Boyce, maxTSS).</text:span></text:p>
      <text:p text:style-name="Normal"><text:span text:style-name="T518"><draw:custom-shape svg:x="0in" svg:y="0in" svg:width="45.51042in" svg:height="0.00139in" draw:id="id43" draw:style-name="a43" draw:name="Horizontal Line 389" text:anchor-type="as-char"><svg:title/><svg:desc/><draw:enhanced-geometry draw:type="non-primitive" svg:viewBox="0 0 21600 21600" draw:enhanced-path="M 0 0 L 21600 0 21600 21600 0 21600 Z N"/></draw:custom-shape></text:span></text:p>
      <text:p text:style-name="Normal"><text:span text:style-name="T519">Parameter:</text:span><text:span text:style-name="T520"><text:s/>disc_thre_glo</text:span><text:span text:style-name="T521"><text:line-break/></text:span><text:span text:style-name="T522">Default value:</text:span><text:span text:style-name="T523"><text:s/>-1</text:span><text:span text:style-name="T524"><text:line-break/></text:span><text:span text:style-name="T525">Description:</text:span><text:span text:style-name="T526"><text:line-break/></text:span><text:span text:style-name="T527">Global model algorithms with score below this threshold are discarded. -1 = keep all.</text:span></text:p>
      <text:p text:style-name="Normal"><text:span text:style-name="T528"><draw:custom-shape svg:x="0in" svg:y="0in" svg:width="45.51042in" svg:height="0.00139in" draw:id="id44" draw:style-name="a44" draw:name="Horizontal Line 390" text:anchor-type="as-char"><svg:title/><svg:desc/><draw:enhanced-geometry draw:type="non-primitive" svg:viewBox="0 0 21600 21600" draw:enhanced-path="M 0 0 L 21600 0 21600 21600 0 21600 Z N"/></draw:custom-shape></text:span></text:p>
      <text:p text:style-name="Normal"><text:span text:style-name="T529">Parameter:</text:span><text:span text:style-name="T530"><text:s/>disc_thre_reg</text:span><text:span text:style-name="T531"><text:line-break/></text:span><text:span text:style-name="T532">Default value:</text:span><text:span text:style-name="T533"><text:s/>-1</text:span><text:span text:style-name="T534"><text:line-break/></text:span><text:span text:style-name="T535">Description:</text:span><text:span text:style-name="T536"><text:line-break/></text:span><text:span text:style-name="T537">Regional model algorithms with score below this threshold are discarded. -1 = keep all.</text:span></text:p>
      <text:p text:style-name="P538"/>
      <text:p text:style-name="P539">Nesting</text:p>
      <text:p text:style-name="Normal"><text:span text:style-name="T540">Parameter:</text:span><text:span text:style-name="T541"><text:s/>n_levels</text:span><text:span text:style-name="T542"><text:line-break/></text:span><text:span text:style-name="T543">Default value:</text:span><text:span text:style-name="T544"><text:s/>2</text:span><text:span text:style-name="T545"><text:line-break/></text:span><text:span text:style-name="T546">Description:</text:span><text:span text:style-name="T547"><text:line-break/></text:span><text:span text:style-name="T548">Number of nested modelling levels:</text:span></text:p>
      <text:list text:style-name="LFO5" text:continue-numbering="true">
        <text:list-item>
          <text:p text:style-name="P549">1 = Global only</text:p>
        </text:list-item>
        <text:list-item>
          <text:p text:style-name="P550">2 = Global + Regional</text:p>
        </text:list-item>
      </text:list>
      <text:p text:style-name="Normal"><text:span text:style-name="T551"><draw:custom-shape svg:x="0in" svg:y="0in" svg:width="45.51042in" svg:height="0.00139in" draw:id="id45" draw:style-name="a45" draw:name="Horizontal Line 391" text:anchor-type="as-char"><svg:title/><svg:desc/><draw:enhanced-geometry draw:type="non-primitive" svg:viewBox="0 0 21600 21600" draw:enhanced-path="M 0 0 L 21600 0 21600 21600 0 21600 Z N"/></draw:custom-shape></text:span></text:p>
      <text:p text:style-name="Normal"><text:span text:style-name="T552">Parameter:</text:span><text:span text:style-name="T553"><text:s/></text:span><text:span text:style-name="T554">nesting_methods</text:span><text:span text:style-name="T555"><text:line-break/></text:span><text:span text:style-name="T556">Default value:</text:span><text:span text:style-name="T557"><text:s/>c('covariate','multiply')</text:span><text:span text:style-name="T558"><text:line-break/></text:span><text:span text:style-name="T559">Description:</text:span><text:span text:style-name="T560"><text:line-break/></text:span><text:span text:style-name="T561">Methods for nesting global and regional models (covariate and/or multiply nesting).</text:span></text:p>
      <text:p text:style-name="Normal"><text:span text:style-name="T562"><draw:custom-shape svg:x="0in" svg:y="0in" svg:width="45.51042in" svg:height="0.00139in" draw:id="id46" draw:style-name="a46" draw:name="Horizontal Line 392" text:anchor-type="as-char"><svg:title/><svg:desc/><draw:enhanced-geometry draw:type="non-primitive" svg:viewBox="0 0 21600 21600" draw:enhanced-path="M 0 0 L 21600 0 21600 21600 0 21600 Z N"/></draw:custom-shape></text:span></text:p>
      <text:p text:style-name="Normal"><text:span text:style-name="T563">Parameter:</text:span><text:span text:style-name="T564"><text:s/>multiply_weighted</text:span><text:span text:style-name="T565"><text:line-break/></text:span><text:span text:style-name="T566">Default value:</text:span><text:span text:style-name="T567"><text:s/>TRUE</text:span><text:span text:style-name="T568"><text:line-break/></text:span><text:span text:style-name="T569">Description:</text:span><text:span text:style-name="T570"><text:line-break/></text:span><text:span text:style-name="T571">If TRUE, also computes a<text:s/></text:span><text:span text:style-name="T572">weighted version of the multiply nested ensemble, using the weight_metric.</text:span></text:p>
      <text:p text:style-name="P573"/>
      <text:p text:style-name="P574">Predicting and Projecting</text:p>
      <text:p text:style-name="Normal"><text:span text:style-name="T575">Parameter:</text:span><text:span text:style-name="T576"><text:s/>mask_pred</text:span><text:span text:style-name="T577"><text:line-break/></text:span><text:span text:style-name="T578">Default value:</text:span><text:span text:style-name="T579"><text:s/>lakes_mask.tif</text:span><text:span text:style-name="T580"><text:line-break/></text:span><text:span text:style-name="T581">Description:</text:span><text:span text:style-name="T582"><text:line-break/></text:span><text:span text:style-name="T583">Optional binary raster .tif prediction mask (0/1) stored in the folder ./data/masks. Pixels with value 0 are excluded from predictions. See the example file provided on GitHub for template.</text:span></text:p>
      <text:p text:style-name="Normal"><text:span text:style-name="T584"><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P585"><text:span text:style-name="T586">Parameter:</text:span><text:span text:style-name="T587"><text:s/>do_proj</text:span><text:span text:style-name="T588"><text:line-break/></text:span><text:span text:style-name="T589">Default value:</text:span><text:span text:style-name="T590"><text:s/>TRUE</text:span><text:span text:style-name="T591"><text:line-break/></text:span><text:span text:style-name="T592">Description:</text:span><text:span text:style-name="T593"><text:line-break/></text:span><text:span text:style-name="T594">If TRUE, performs projections under alternative scenarios.</text:span></text:p>
      <text:p text:style-name="Normal"><text:span text:style-name="T595"><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596">Parameter:</text:span><text:span text:style-name="T597"><text:s/>proj_scenarios</text:span><text:span text:style-name="T598"><text:line-break/></text:span><text:span text:style-name="T599">Default value:</text:span><text:span text:style-name="T600"><text:s/>c('rcp45','rcp85')</text:span><text:span text:style-name="T601"><text:line-break/></text:span><text:span text:style-name="T602">Description:</text:span><text:span text:style-name="T603"><text:line-break/></text:span><text:span text:style-name="T604">List of scenario names. Must match names in covariate scenario folders.</text:span></text:p>
      <text:p text:style-name="Normal"><text:span text:style-name="T605"><draw:custom-shape svg:x="0in" svg:y="0in" svg:width="45.51042in" svg:height="0.00139in" draw:id="id49" draw:style-name="a49" draw:name="Horizontal Line 396" text:anchor-type="as-char"><svg:title/><svg:desc/><draw:enhanced-geometry draw:type="non-primitive" svg:viewBox="0 0 21600 21600" draw:enhanced-path="M 0 0 L 21600 0 21600 21600 0 21600 Z N"/></draw:custom-shape></text:span></text:p>
      <text:p text:style-name="Normal"><text:span text:style-name="T606">Parameter:</text:span><text:span text:style-name="T607"><text:s/>proj_periods</text:span><text:span text:style-name="T608"><text:line-break/></text:span><text:span text:style-name="T609">Default value:</text:span><text:span text:style-name="T610"><text:s/>c('2085')</text:span><text:span text:style-name="T611"><text:line-break/></text:span><text:span text:style-name="T612">Description:</text:span><text:span text:style-name="T613"><text:line-break/></text:span><text:span text:style-name="T614">Projection periods, must match names covariate scenario folders.</text:span></text:p>
      <text:p text:style-name="P615"/>
      <text:p text:style-name="P616">HPC Ressources</text:p>
      <text:p text:style-name="Normal"><text:span text:style-name="T617">Parameter:</text:span><text:span text:style-name="T618"><text:s/>pre_A_m</text:span><text:span text:style-name="T619"><text:line-break/></text:span><text:span text:style-name="T620">Default value:<text:s/></text:span><text:span text:style-name="T621">75G</text:span><text:span text:style-name="T622"><text:line-break/></text:span><text:span text:style-name="T623">Description:</text:span><text:span text:style-name="T624"><text:line-break/></text:span><text:span text:style-name="T625">Requested memory (RAM) for the Preprocessing A step. Adjust this value depending on dataset size and cluster constraints.</text:span></text:p>
      <text:p text:style-name="Normal"><text:span text:style-name="T626">The same applies to all other steps (pre_B, glo_A, glo_B, glo_C, reg_A, reg_B, reg_C, sce_A, sce_B, sce_C, sce_D).</text:span></text:p>
      <text:p text:style-name="Normal"><text:span text:style-name="T627"><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28">Parameter:<text:s/></text:span><text:span text:style-name="T629">pre_A_t</text:span><text:span text:style-name="T630"><text:line-break/></text:span><text:span text:style-name="T631">Default value:<text:s/></text:span><text:span text:style-name="T632">00-00:15</text:span><text:span text:style-name="T633"><text:line-break/></text:span><text:span text:style-name="T634">Description:</text:span><text:span text:style-name="T635"><text:line-break/></text:span><text:span text:style-name="T636">Maximum wall-clock time requested for the Preprocessing A step. Format is DD-HH:MM. Ensure sufficient runtime to complete computations.</text:span></text:p>
      <text:p text:style-name="Normal"><text:span text:style-name="T637">The same applies to all other<text:s/></text:span><text:span text:style-name="T638">steps (pre_B, glo_A, glo_B, glo_C, reg_A, reg_B, reg_C, sce_A, sce_B, sce_C, sce_D).</text:span></text:p>
      <text:p text:style-name="Normal"><text:span text:style-name="T639"><draw:custom-shape svg:x="0in" svg:y="0in" svg:width="45.51042in" svg:height="0.00139in" draw:id="id51" draw:style-name="a51" draw:name="Horizontal Line 479" text:anchor-type="as-char"><svg:title/><svg:desc/><draw:enhanced-geometry draw:type="non-primitive" svg:viewBox="0 0 21600 21600" draw:enhanced-path="M 0 0 L 21600 0 21600 21600 0 21600 Z N"/></draw:custom-shape></text:span></text:p>
      <text:p text:style-name="Normal"><text:span text:style-name="T640">Parameter:<text:s/></text:span><text:span text:style-name="T641">pre_A_c</text:span><text:span text:style-name="T642"><text:line-break/></text:span><text:span text:style-name="T643">Default value:<text:s/></text:span><text:span text:style-name="T644">10</text:span><text:span text:style-name="T645"><text:line-break/></text:span><text:span text:style-name="T646">Description:</text:span><text:span text:style-name="T647"><text:line-break/></text:span><text:span text:style-name="T648">Number of CPU cores allocated to the Preprocessing A step.</text:span></text:p>
      <text:p text:style-name="Normal"><text:span text:style-name="T649">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7T09:35:00Z</dc:date>
    <meta:template xlink:href="Normal.dotm" xlink:type="simple"/>
    <meta:editing-cycles>13</meta:editing-cycles>
    <meta:editing-duration>PT0S</meta:editing-duration>
    <meta:document-statistic meta:page-count="15" meta:paragraph-count="24" meta:word-count="1817" meta:character-count="12151" meta:row-count="86" meta:non-whitespace-character-count="10358"/>
  </office:meta>
</office:document-meta>
</file>